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mod_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mod_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mod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mod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mod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mod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mod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mod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j1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1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1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j1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1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j1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j1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j1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cd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r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tr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s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s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232_tx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23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3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j3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3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3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3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3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3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3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1:17:04.972431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1T11:17:28.151459032</dc:date>
    <meta:editing-duration>PT35M14S</meta:editing-duration>
    <meta:editing-cycles>8</meta:editing-cycles>
    <meta:generator>LibreOffice/5.1.4.2$Linux_X86_64 LibreOffice_project/10m0$Build-2</meta:generator>
    <meta:document-statistic meta:table-count="1" meta:cell-count="160" meta:object-count="0"/>
  </office:meta>
</office:document-meta>
</file>